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9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25.46pt"/>
    </style:style>
    <style:style style:name="co4" style:family="table-column">
      <style:table-column-properties fo:break-before="auto" style:column-width="22.34pt"/>
    </style:style>
    <style:style style:name="co5" style:family="table-column">
      <style:table-column-properties fo:break-before="auto" style:column-width="26.19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van_age25_B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35378909111" calcext:value-type="float">
            <text:p>2.353789091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97722911835" calcext:value-type="float">
            <text:p>2.97722911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.18537902832" calcext:value-type="float">
            <text:p>5.1853790283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29665207863" calcext:value-type="float">
            <text:p>2.2966520786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64952492714" calcext:value-type="float">
            <text:p>1.6495249271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08916687965" calcext:value-type="float">
            <text:p>2.0891668797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80865311623" calcext:value-type="float">
            <text:p>1.8086531162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09721279144" calcext:value-type="float">
            <text:p>3.097212791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.84920787811" calcext:value-type="float">
            <text:p>1.8492078781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.40103602409" calcext:value-type="float">
            <text:p>2.4010360241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61708283424" calcext:value-type="float">
            <text:p>2.6170828342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22537994385" calcext:value-type="float">
            <text:p>2.2253799439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.15360212326" calcext:value-type="float">
            <text:p>3.1536021233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01793503761" calcext:value-type="float">
            <text:p>1.017935037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72959399223" calcext:value-type="float">
            <text:p>2.7295939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48917293549" calcext:value-type="float">
            <text:p>2.489172935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7.81687808037" calcext:value-type="float">
            <text:p>7.8168780804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.10499811172" calcext:value-type="float">
            <text:p>3.1049981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1286649704" calcext:value-type="float">
            <text:p>3.1286649704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23291110992" calcext:value-type="float">
            <text:p>2.2329111099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.8978872299" calcext:value-type="float">
            <text:p>11.8978872299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6.16127204895" calcext:value-type="float">
            <text:p>6.161272049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.33713316917" calcext:value-type="float">
            <text:p>2.337133169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39293193817" calcext:value-type="float">
            <text:p>2.39293193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4.25739502907" calcext:value-type="float">
            <text:p>4.2573950291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14541101456" calcext:value-type="float">
            <text:p>2.1454110146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56907892227" calcext:value-type="float">
            <text:p>1.5690789223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86488509178" calcext:value-type="float">
            <text:p>1.8648850918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.72935986519" calcext:value-type="float">
            <text:p>3.7293598652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00122785568" calcext:value-type="float">
            <text:p>1.001227855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.72879815102" calcext:value-type="float">
            <text:p>4.72879815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20144581795" calcext:value-type="float">
            <text:p>3.201445818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44063305855" calcext:value-type="float">
            <text:p>1.440633058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7.33756804466" calcext:value-type="float">
            <text:p>7.3375680447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.67297315598" calcext:value-type="float">
            <text:p>3.67297315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4.62533712387" calcext:value-type="float">
            <text:p>4.6253371239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.10529112816" calcext:value-type="float">
            <text:p>5.10529112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7133128643" calcext:value-type="float">
            <text:p>3.7133128643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50506305695" calcext:value-type="float">
            <text:p>2.505063057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3.02472305298" calcext:value-type="float">
            <text:p>3.024723053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89758706093" calcext:value-type="float">
            <text:p>2.8975870609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76896119118" calcext:value-type="float">
            <text:p>2.7689611912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.43298506737" calcext:value-type="float">
            <text:p>2.432985067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4.25789999962" calcext:value-type="float">
            <text:p>4.2578999996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.25759387016" calcext:value-type="float">
            <text:p>4.2575938702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11275792122" calcext:value-type="float">
            <text:p>3.11275792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12928295135" calcext:value-type="float">
            <text:p>3.1292829514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97659111023" calcext:value-type="float">
            <text:p>2.9765911102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3.40064311028" calcext:value-type="float">
            <text:p>3.4006431103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.56157112122" calcext:value-type="float">
            <text:p>4.56157112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4.06512093544" calcext:value-type="float">
            <text:p>4.0651209354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3125" calcext:value-type="float">
            <text:p>2.31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96959090233" calcext:value-type="float">
            <text:p>2.969590902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.28143715858" calcext:value-type="float">
            <text:p>3.2814371586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7536239624" calcext:value-type="float">
            <text:p>2.7536239624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84946393967" calcext:value-type="float">
            <text:p>2.849463939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09600687027" calcext:value-type="float">
            <text:p>2.0960068703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.06567811966" calcext:value-type="float">
            <text:p>4.0656781197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49052500725" calcext:value-type="float">
            <text:p>2.49052500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31289982796" calcext:value-type="float">
            <text:p>3.3128998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23305010796" calcext:value-type="float">
            <text:p>3.233050108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07282710075" calcext:value-type="float">
            <text:p>2.0728271008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79372811317" calcext:value-type="float">
            <text:p>2.7937281132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.15287494659" calcext:value-type="float">
            <text:p>4.1528749466</text:p>
          </table:table-cell>
        </table:table-row>
        <table:table-row table:style-name="ro1">
          <table:table-cell table:formula="of:=(8-COUNTIF([.A1:.A64];&quot;=0&quot;))/8" office:value-type="float" office:value="0.875" calcext:value-type="float">
            <text:p>0.875</text:p>
          </table:table-cell>
          <table:table-cell table:formula="of:=(8-COUNTIF([.B1:.B64];&quot;=0&quot;))/8" office:value-type="float" office:value="0.875" calcext:value-type="float">
            <text:p>0.875</text:p>
          </table:table-cell>
          <table:table-cell table:formula="of:=(8-COUNTIF([.C1:.C64];&quot;=0&quot;))/8" office:value-type="float" office:value="0.875" calcext:value-type="float">
            <text:p>0.875</text:p>
          </table:table-cell>
          <table:table-cell table:formula="of:=(8-COUNTIF([.D1:.D64];&quot;=0&quot;))/8" office:value-type="float" office:value="1" calcext:value-type="float">
            <text:p>1</text:p>
          </table:table-cell>
          <table:table-cell table:formula="of:=(8-COUNTIF([.E1:.E64];&quot;=0&quot;))/8" office:value-type="float" office:value="0.875" calcext:value-type="float">
            <text:p>0.875</text:p>
          </table:table-cell>
          <table:table-cell table:formula="of:=(8-COUNTIF([.F1:.F64];&quot;=0&quot;))/8" office:value-type="float" office:value="0.75" calcext:value-type="float">
            <text:p>0.75</text:p>
          </table:table-cell>
          <table:table-cell table:formula="of:=(8-COUNTIF([.G1:.G64];&quot;=0&quot;))/8" office:value-type="float" office:value="1" calcext:value-type="float">
            <text:p>1</text:p>
          </table:table-cell>
          <table:table-cell table:formula="of:=(8-COUNTIF([.H1:.H64];&quot;=0&quot;))/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21:01:10.030225703</dc:date>
    <meta:editing-duration>PT1M8S</meta:editing-duration>
    <meta:editing-cycles>1</meta:editing-cycles>
    <meta:document-statistic meta:table-count="1" meta:cell-count="720" meta:object-count="0"/>
    <meta:generator>LibreOffice/5.1.6.2$Linux_X86_64 LibreOffice_project/10m0$Build-2</meta:generator>
  </office:meta>
</office:document-meta>
</file>